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5c5b" officeooo:paragraph-rsid="00035c5b"/>
    </style:style>
    <style:style style:name="P2" style:family="paragraph" style:parent-style-name="Standard">
      <style:text-properties officeooo:rsid="00035c5b" officeooo:paragraph-rsid="00046885"/>
    </style:style>
    <style:style style:name="P3" style:family="paragraph" style:parent-style-name="Standard">
      <style:text-properties officeooo:rsid="00035c5b" officeooo:paragraph-rsid="00053d11"/>
    </style:style>
    <style:style style:name="P4" style:family="paragraph" style:parent-style-name="Standard">
      <style:text-properties fo:color="#000000" loext:opacity="100%" officeooo:rsid="00035c5b" officeooo:paragraph-rsid="00046885"/>
    </style:style>
    <style:style style:name="P5" style:family="paragraph" style:parent-style-name="Standard">
      <style:text-properties officeooo:rsid="00053d11" officeooo:paragraph-rsid="00053d11"/>
    </style:style>
    <style:style style:name="T1" style:family="text">
      <style:text-properties officeooo:rsid="00035c5b"/>
    </style:style>
    <style:style style:name="T2" style:family="text">
      <style:text-properties officeooo:rsid="00046885"/>
    </style:style>
    <style:style style:name="T3" style:family="text">
      <style:text-properties fo:color="#0000ff" loext:opacity="100%"/>
    </style:style>
    <style:style style:name="T4" style:family="text">
      <style:text-properties officeooo:rsid="00053d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: </text:p>
      <text:p text:style-name="P1"/>
      <text:p text:style-name="P1"/>
      <text:p text:style-name="P2"><text:span text:style-name="T2">-Lo scanner è stato fatto da: </text:span><text:span text:style-name="T3"><text:s/>Nmap 7.94SVN scan initiated Thu Jul 11 18:30:34 2024</text:span> </text:p>
      <text:p text:style-name="P2"><text:span text:style-name="T2">-Il comando utilizato : <text:s text:c="10"/></text:span><text:span text:style-name="T3">nmap -sS -p 1-1024 -oG scan-sS.txt 192.168.50.101</text:span></text:p>
      <text:p text:style-name="P4"><text:span text:style-name="T2">-Il Hos che invia il pacchetto(source): 192.168.32.100</text:span></text:p>
      <text:p text:style-name="P1"><text:span text:style-name="T2">-Il host che riceve <text:s/>il pacchetto in stato attivo: </text:span>Host: 192.168.50.101 () Status: Up</text:p>
      <text:p text:style-name="P2"><text:span text:style-name="T2">-Pkorte aperte <text:s/>e protocolli: </text:span>Host: 192.168.50.101 () Ports: 53/open/tcp//domain///, <text:s text:c="4"/></text:p>
      <text:p text:style-name="P3"><text:span text:style-name="T2"><text:s text:c="5"/>8</text:span>0/open/tcp//http/// <text:s text:c="4"/></text:p>
      <text:p text:style-name="P3">-<text:span text:style-name="T4">Filtri innorati: </text:span>Ignored State: filtered (1022)</text:p>
      <text:p text:style-name="P1"><text:s/></text:p>
      <text:p text:style-name="P5">-Chi, quando e hos a quale è stato fatto lo scan: <text:span text:style-name="T1">Nmap done at Thu Jul 11 18:30:39 2024 -- 1 IP address (1 host up) scanned in 4.98 seconds.</text:span></text:p>
      <text:p text:style-name="P5"><text:s/></text:p>
      <text:p text:style-name="P5">Nel iimagini di wiresharek possiamo vedere informazioni piu dittagiata,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05:06:28.567000000</meta:creation-date>
    <dc:date>2024-07-12T09:11:11.029000000</dc:date>
    <meta:editing-duration>PT3H8M24S</meta:editing-duration>
    <meta:editing-cycles>1</meta:editing-cycles>
    <meta:document-statistic meta:table-count="0" meta:image-count="0" meta:object-count="0" meta:page-count="1" meta:paragraph-count="12" meta:word-count="103" meta:character-count="694" meta:non-whitespace-character-count="569"/>
    <meta:generator>LibreOffice/24.2.4.2$Windows_X86_64 LibreOffice_project/51a6219feb6075d9a4c46691dcfe0cd9c4fff3c2</meta:generator>
  </office:meta>
</office:document-meta>
</file>